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OverflowException.BufferOverflowException( String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Overflow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OverflowException.BufferOverflow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OverflowException.BufferOverfl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